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3" style:family="paragraph" style:parent-style-name="Standard" style:master-page-name="Standard">
      <style:paragraph-properties fo:text-align="justify" style:justify-single-word="false" style:page-number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9f28d" style:font-size-asian="14pt" style:font-size-complex="14pt"/>
    </style:style>
    <style:style style:name="T4" style:family="text">
      <style:text-properties fo:font-size="14pt" officeooo:rsid="001a3abf" style:font-size-asian="14pt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6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NAKPO Justin Lewis</text:span><text:span text:style-name="T2"> <text:s text:c="50"/>Cotonou le 28 Juin 2018</text:span></text:p>
      <text:p text:style-name="P1"><text:span text:style-name="T6">Chef service CUGO /CNHU-HKM</text:span></text:p>
      <text:p text:style-name="P1"><text:span text:style-name="T6">Enseignant à la FSS de Cotonou</text:span></text:p>
      <text:p text:style-name="P1"><text:span text:style-name="T6">justindenakpo@hotmail.com</text:span></text:p>
      <text:p text:style-name="P1"><text:span text:style-name="T2"><text:s text:c="51"/></text:span></text:p>
      <text:p text:style-name="P1"><text:span text:style-name="T2"><text:s text:c="42"/></text:span></text:p>
      <text:p text:style-name="P1"><text:span text:style-name="T2"><text:s text:c="52"/></text:span><text:span text:style-name="T5">Lettre de recommandation</text:span></text:p>
      <text:p text:style-name="P2"/>
      <text:p text:style-name="P1"><text:span text:style-name="T2"><text:s text:c="12"/>Je soussigné, </text:span><text:span text:style-name="T1">Professeur <text:s/>DENAKPO Justin Lewis</text:span><text:span text:style-name="T2">, Professeur Titulaire de Gynécologie-obstétrique à la Faculté des Sciences de la Santé (FSS) de l’Université d’Abomey-Calavi, Chef de Service de la Clinique Universitaire de Gynécologie Obstétrique (CUGO) au CNHU-HKM certifie que le </text:span><text:span text:style-name="T1">Docteur BABATOUNDE A. T. Armand Brice </text:span><text:span text:style-name="T2">a suivi toute sa formation de spécialisation en Gynécologie-Obstétrique dans notre Université. Au cours de cette formation, il a fait preuve d’un bon sens de curiosité scientifique, d’une disponibilité et d’une assiduité au travail.</text:span></text:p>
      <text:p text:style-name="P1"><text:span text:style-name="T2">Monsieur le </text:span><text:span text:style-name="T1">Docteur BABATOUNDE A. T. Armand Brice</text:span><text:span text:style-name="T2"> m’a fait part de son désir de faire une formation complémentaire en Master (M2) de Santé Publique, Société et Développement à Aix Marseille Université et j’ai parfaitement conscience que la sélection se doit d’être </text:span><text:span text:style-name="T3">rigoureuse</text:span><text:span text:style-name="T2">. Cependant, le projet professionnel de ce médecin est sérieux, pertinent et contribuera <text:s/>à l’amélioration de la santé maternelle dans notre pays. Le Docteur </text:span><text:span text:style-name="T1">BABATOUNDE A.T. Armand Brice</text:span><text:span text:style-name="T2"> <text:s/>présente les capacités intellectuelles et morales qui lui permettront de suivre la formation sollicitée .</text:span></text:p>
      <text:p text:style-name="P1"><text:span text:style-name="T2">Je reste à votre entière disposition pour tous renseignements </text:span><text:span text:style-name="T3">complémentaire</text:span><text:span text:style-name="T4">s</text:span><text:span text:style-name="T2"> que vous jugerez utiles et je vous prie de croire en l’assurance de ma respectueuse c</text:span><text:bookmark text:name="_GoBack"/><text:span text:style-name="T2">onsidér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mand</meta:initial-creator>
    <meta:editing-cycles>7</meta:editing-cycles>
    <meta:creation-date>2018-06-25T13:04:00</meta:creation-date>
    <dc:date>2018-06-29T08:35:07.964865336</dc:date>
    <meta:editing-duration>PT11H36M45S</meta:editing-duration>
    <meta:generator>LibreOffice/5.1.6.2$Linux_X86_64 LibreOffice_project/10m0$Build-2</meta:generator>
    <meta:document-statistic meta:table-count="0" meta:image-count="0" meta:object-count="0" meta:page-count="1" meta:paragraph-count="10" meta:word-count="211" meta:character-count="1651" meta:non-whitespace-character-count="1238"/>
    <meta:user-defined meta:name="AppVersion">15.0000</meta:user-defined>
    <meta:user-defined meta:name="Company">H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